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Default">
      <style:paragraph-properties fo:text-align="start" style:justify-single-word="false"/>
    </style:style>
    <style:style style:name="P2" style:family="paragraph" style:parent-style-name="Default">
      <style:paragraph-properties fo:margin-left="0cm" fo:text-align="start" style:justify-single-word="false" fo:text-indent="0cm" style:auto-text-indent="false"/>
    </style:style>
    <style:style style:name="P3" style:family="paragraph" style:parent-style-name="Default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4" style:family="paragraph" style:parent-style-name="Default">
      <style:paragraph-properties fo:text-align="start" style:justify-single-word="false"/>
      <style:text-properties fo:color="#202429" loext:opacity="100%" style:text-line-through-style="none" style:text-line-through-type="none" fo:font-size="11.5pt" fo:font-style="normal" style:text-underline-style="none" fo:font-weight="normal" style:font-size-asian="11.5pt" style:font-style-asian="normal" style:font-weight-asian="normal"/>
    </style:style>
    <style:style style:name="P5" style:family="paragraph" style:parent-style-name="Default">
      <style:paragraph-properties fo:text-align="start" style:justify-single-word="false" fo:break-before="page"/>
    </style:style>
    <style:style style:name="P6" style:family="paragraph" style:parent-style-name="Text_20_body" style:list-style-name="L1"/>
    <style:style style:name="P7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cm" fo:margin-bottom="0.499cm" style:contextual-spacing="false" style:writing-mode="lr-tb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T1" style:family="text">
      <style:text-properties style:text-line-through-style="none" style:text-line-through-type="none" fo:font-size="16pt" style:text-underline-style="none" fo:font-weight="normal" style:font-size-asian="16pt" style:font-weight-asian="normal"/>
    </style:style>
    <style:style style:name="T2" style:family="text">
      <style:text-properties fo:color="#000000" loext:opacity="100%" fo:font-size="16pt" fo:font-weight="bold" style:font-size-asian="16pt" style:font-weight-asian="bold"/>
    </style:style>
    <style:style style:name="T3" style:family="text">
      <style:text-properties fo:color="#000000" loext:opacity="100%" fo:font-size="16pt" fo:font-weight="normal" style:font-size-asian="16pt" style:font-weight-asian="normal"/>
    </style:style>
    <style:style style:name="T4" style:family="text">
      <style:text-properties fo:color="#202429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T5" style:family="text">
      <style:text-properties fo:color="#202429" loext:opacity="100%" style:text-line-through-style="none" style:text-line-through-type="none" fo:font-size="11.5pt" style:text-underline-style="none" fo:font-weight="bold" style:font-size-asian="11.5pt" style:font-weight-asian="bold"/>
    </style:style>
    <style:style style:name="T6" style:family="text">
      <style:text-properties fo:color="#202429" loext:opacity="100%" style:text-line-through-style="none" style:text-line-through-type="none" fo:font-size="10pt" style:text-underline-style="none" fo:font-weight="normal" style:font-size-asian="10pt" style:font-weight-asian="normal"/>
    </style:style>
    <style:style style:name="T7" style:family="text">
      <style:text-properties fo:color="#202429" loext:opacity="100%" style:text-line-through-style="none" style:text-line-through-type="none" fo:font-size="11.5pt" fo:font-style="normal" style:text-underline-style="none" fo:font-weight="normal" style:font-size-asian="11.5pt" style:font-style-asian="normal" style:font-weight-asian="normal"/>
    </style:style>
    <style:style style:name="T8" style:family="text">
      <style:text-properties fo:color="#202429" loext:opacity="100%" style:text-line-through-style="none" style:text-line-through-type="none" fo:font-size="11.5pt" fo:font-style="italic" style:text-underline-style="none" fo:font-weight="normal" style:font-size-asian="11.5pt" style:font-style-asian="italic" style:font-weight-asian="normal"/>
    </style:style>
    <style:style style:name="T9" style:family="text">
      <style:text-properties fo:color="#202429" loext:opacity="100%" style:text-line-through-style="none" style:text-line-through-type="none" fo:font-size="10pt" fo:font-style="normal" style:text-underline-style="none" fo:font-weight="normal" style:font-size-asian="10pt" style:font-style-asian="normal" style:font-weight-asian="normal"/>
    </style:style>
    <style:style style:name="T10" style:family="text">
      <style:text-properties fo:color="#202429" loext:opacity="100%" style:text-line-through-style="none" style:text-line-through-type="none" fo:font-size="11.5pt" fo:font-style="normal" style:text-underline-style="none" fo:font-weight="bold" style:font-size-asian="11.5pt" style:font-style-asian="normal" style:font-weight-asian="bold"/>
    </style:style>
    <style:style style:name="T11" style:family="text">
      <style:text-properties style:text-line-through-style="none" style:text-line-through-type="none" fo:font-size="8pt" fo:font-style="normal" style:text-underline-style="none" fo:font-weight="normal" style:font-size-asian="8pt" style:font-style-asian="normal" style:font-weight-asian="normal"/>
    </style:style>
    <style:style style:name="T12" style:family="text">
      <style:text-properties fo:color="#ffffff" loext:opacity="100%" style:text-line-through-style="none" style:text-line-through-type="none" fo:font-size="8pt" fo:font-style="normal" style:text-underline-style="none" fo:font-weight="bold" style:font-size-asian="8pt" style:font-style-asian="normal" style:font-weight-asian="bold"/>
    </style:style>
    <style:style style:name="T13" style:family="text">
      <style:text-properties fo:color="#ffffff" loext:opacity="100%" style:text-line-through-style="none" style:text-line-through-type="none" fo:font-size="8pt" fo:font-style="normal" style:text-underline-style="none" fo:font-weight="normal" style:font-size-asian="8pt" style:font-style-asian="normal" style:font-weight-asian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4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P1" loext:marker-style-name="T1"><text:span text:style-name="T2">Section 4: </text:span><text:span text:style-name="T3">Functions and Exceptions (28%) </text:span></text:p>
      <text:p text:style-name="P1" loext:marker-style-name="T4"><text:span text:style-name="T4">Objectives covered by the block (8 exam items) </text:span><text:span text:style-name="T4"/></text:p>
      <text:p text:style-name="P1" loext:marker-style-name="T4"><text:span text:style-name="T5">PCEP-30-02 4.1 – Decompose the code using functions </text:span><text:span text:style-name="T4"/></text:p>
      <text:p text:style-name="P2" loext:marker-style-name="T4"><text:span text:style-name="T6">• </text:span><text:span text:style-name="T4">defining and invoking user-defined functions and generators </text:span></text:p>
      <text:p text:style-name="P2" loext:marker-style-name="T7"><text:span text:style-name="T6">• </text:span><text:span text:style-name="T4">the </text:span><text:span text:style-name="T8">return </text:span><text:span text:style-name="T7">keyword, returning results </text:span></text:p>
      <text:p text:style-name="P2" loext:marker-style-name="T7"><text:span text:style-name="T9">• </text:span><text:span text:style-name="T7">the </text:span><text:span text:style-name="T8">None </text:span><text:span text:style-name="T7">keyword </text:span></text:p>
      <text:p text:style-name="P3" loext:marker-style-name="T7"><text:span text:style-name="T9">• </text:span><text:span text:style-name="T7">recursion </text:span></text:p>
      <text:p text:style-name="P4" loext:marker-style-name="T7"/>
      <text:p text:style-name="P1" loext:marker-style-name="T7"><text:span text:style-name="T10">PCEP-30-02 4.2 – Organize interaction between the function and its environment </text:span><text:span text:style-name="T7"/></text:p>
      <text:p text:style-name="P2" loext:marker-style-name="T7"><text:span text:style-name="T9">• </text:span><text:span text:style-name="T7">parameters vs. arguments </text:span></text:p>
      <text:p text:style-name="P3" loext:marker-style-name="T7"><text:span text:style-name="T9">• </text:span><text:span text:style-name="T7">positional, keyword, and mixed argument passing </text:span></text:p>
      <text:p text:style-name="P4" loext:marker-style-name="T7"/>
      <text:p text:style-name="P5" loext:marker-style-name="T11"><text:span text:style-name="T12">5 </text:span><text:span text:style-name="T13"/></text:p>
      <text:p text:style-name="P2" loext:marker-style-name="T7"><text:span text:style-name="T9">• </text:span><text:span text:style-name="T7">default parameter values </text:span></text:p>
      <text:p text:style-name="P3" loext:marker-style-name="T7"><text:span text:style-name="T9">• </text:span><text:span text:style-name="T7">name scopes, name hiding (shadowing), and the </text:span><text:span text:style-name="T8">global </text:span><text:span text:style-name="T7">keyword </text:span></text:p>
      <text:p text:style-name="P4" loext:marker-style-name="T7"/>
      <text:p text:style-name="P1" loext:marker-style-name="T7"><text:span text:style-name="T10">PCEP-30-02 4.3 – Python Built-In Exceptions Hierarchy </text:span><text:span text:style-name="T7"/></text:p>
      <text:p text:style-name="P2" loext:marker-style-name="T7"><text:span text:style-name="T9">• </text:span><text:span text:style-name="T7">BaseException </text:span></text:p>
      <text:p text:style-name="P2" loext:marker-style-name="T7"><text:span text:style-name="T9">• </text:span><text:span text:style-name="T7">Exception </text:span></text:p>
      <text:p text:style-name="P2" loext:marker-style-name="T7"><text:span text:style-name="T9">• </text:span><text:span text:style-name="T7">SystemExit </text:span></text:p>
      <text:p text:style-name="P2" loext:marker-style-name="T7"><text:span text:style-name="T9">• </text:span><text:span text:style-name="T7">KeyboardInterrupt </text:span></text:p>
      <text:p text:style-name="P2" loext:marker-style-name="T7"><text:span text:style-name="T9">• </text:span><text:span text:style-name="T7">abstract exceptions </text:span></text:p>
      <text:p text:style-name="P2" loext:marker-style-name="T7"><text:span text:style-name="T9">• </text:span><text:span text:style-name="T7">ArithmeticError </text:span></text:p>
      <text:p text:style-name="P2" loext:marker-style-name="T7"><text:span text:style-name="T9">• </text:span><text:span text:style-name="T7">LookupError </text:span></text:p>
      <text:p text:style-name="P2" loext:marker-style-name="T7"><text:span text:style-name="T9">• </text:span><text:span text:style-name="T7">IndexError </text:span></text:p>
      <text:p text:style-name="P2" loext:marker-style-name="T7"><text:span text:style-name="T9">• </text:span><text:span text:style-name="T7">KeyError </text:span></text:p>
      <text:p text:style-name="P2" loext:marker-style-name="T7"><text:span text:style-name="T9">• </text:span><text:span text:style-name="T7">TypeError </text:span></text:p>
      <text:p text:style-name="P3" loext:marker-style-name="T7"><text:span text:style-name="T9">• </text:span><text:span text:style-name="T7">ValueError </text:span></text:p>
      <text:p text:style-name="P4" loext:marker-style-name="T7"/>
      <text:p text:style-name="P1" loext:marker-style-name="T7"><text:span text:style-name="T10">PCEP-30-02 4.4 – Basics of Python Exception Handling </text:span><text:span text:style-name="T7"/></text:p>
      <text:p text:style-name="P2" loext:marker-style-name="T7"><text:span text:style-name="T9">• </text:span><text:span text:style-name="T7">try-except / the try-except Exception </text:span></text:p>
      <text:p text:style-name="P2" loext:marker-style-name="T7"><text:span text:style-name="T9">• </text:span><text:span text:style-name="T7">ordering the except branches </text:span></text:p>
      <text:p text:style-name="P2" loext:marker-style-name="T7"><text:span text:style-name="T9">• </text:span><text:span text:style-name="T7">propagating exceptions through function boundaries </text:span></text:p>
      <text:p text:style-name="P3" loext:marker-style-name="T7"><text:span text:style-name="T9">• </text:span><text:span text:style-name="T7">delegating responsibility for handling exceptions </text:span></text:p>
      <text:p text:style-name="Standard"/>
      <text:p text:style-name="Standard"/>
      <text:list text:style-name="L1">
        <text:list-item>
          <text:p text:style-name="P6">What keyword is used to define a function in Python?<text:line-break/>a) function<text:line-break/>b) define<text:line-break/>c) def<text:line-break/>d) fun</text:p>
        </text:list-item>
        <text:list-item>
          <text:p text:style-name="P6">What is the output of this code?</text:p>
        </text:list-item>
      </text:list>
      <text:p text:style-name="Preformatted_20_Text"/>
      <text:p text:style-name="P7"><text:span text:style-name="Source_20_Text">def foo():</text:span></text:p>
      <text:p text:style-name="P8"><text:span text:style-name="Source_20_Text"><text:s text:c="4"/>return</text:span></text:p>
      <text:p text:style-name="P9"><text:span text:style-name="Source_20_Text">print(foo())</text:span></text:p>
      <text:p text:style-name="Text_20_body">a) 0<text:line-break/>b) ""<text:line-break/>c) None<text:line-break/>d) Error</text:p>
      <text:list text:style-name="L2">
        <text:list-item>
          <text:p text:style-name="P10">What is the purpose of the <text:span text:style-name="Source_20_Text">return</text:span> keyword?<text:line-break/>a) To stop a loop<text:line-break/>b) To exit the program<text:line-break/>c) To output a value from a function<text:line-break/>d) To define a generator</text:p>
        </text:list-item>
        <text:list-item>
          <text:p text:style-name="P10">Which of these defines a function with a default argument?<text:line-break/>a) <text:span text:style-name="Source_20_Text">def f(x, y=1):</text:span><text:line-break/>b) <text:span text:style-name="Source_20_Text">def f(x=1, y):</text:span><text:line-break/>c) <text:span text:style-name="Source_20_Text">def f(x==1, y):</text:span><text:line-break/>d) <text:span text:style-name="Source_20_Text">def f(x, y): default y = 1</text:span></text:p>
        </text:list-item>
        <text:list-item>
          <text:p text:style-name="P10"><text:soft-page-break/>What is the result of calling a function without a return statement?<text:line-break/>a) Error<text:line-break/>b) 0<text:line-break/>c) None<text:line-break/>d) Undefined</text:p>
        </text:list-item>
        <text:list-item>
          <text:p text:style-name="P10">Which of the following is a valid recursive function?<text:line-break/>a) A function that calls itself<text:line-break/>b) A function that returns another function<text:line-break/>c) A function with no arguments<text:line-break/>d) A function that contains a loop</text:p>
        </text:list-item>
        <text:list-item>
          <text:p text:style-name="P10">What type of function yields values using the <text:span text:style-name="Source_20_Text">yield</text:span> keyword?<text:line-break/>a) Recursive<text:line-break/>b) Generator<text:line-break/>c) Static<text:line-break/>d) Boolean</text:p>
        </text:list-item>
        <text:list-item>
          <text:p text:style-name="P10">What keyword is used to define a generator?<text:line-break/>a) return<text:line-break/>b) generate<text:line-break/>c) yield<text:line-break/>d) produce</text:p>
        </text:list-item>
        <text:list-item>
          <text:p text:style-name="P10">Which function call is correct for <text:span text:style-name="Source_20_Text">def add(a, b=5):</text:span>?<text:line-break/>a) <text:span text:style-name="Source_20_Text">add(5, 5, 5)</text:span><text:line-break/>b) <text:span text:style-name="Source_20_Text">add()</text:span><text:line-break/>c) <text:span text:style-name="Source_20_Text">add(3)</text:span><text:line-break/>d) <text:span text:style-name="Source_20_Text">add(a=3, b=5, c=2)</text:span></text:p>
        </text:list-item>
        <text:list-item>
          <text:p text:style-name="P10">What is the scope of a variable declared inside a function?<text:line-break/>a) Global<text:line-break/>b) Local<text:line-break/>c) Static<text:line-break/>d) Undefined</text:p>
        </text:list-item>
        <text:list-item>
          <text:p text:style-name="P10">What does name shadowing mean?<text:line-break/>a) Overwriting built-in functions<text:line-break/>b) Using the same name for different types<text:line-break/>c) Declaring two functions with the same name<text:line-break/>d) A local variable hides a global one</text:p>
        </text:list-item>
        <text:list-item>
          <text:p text:style-name="P10">What will happen?</text:p>
        </text:list-item>
      </text:list>
      <text:p text:style-name="Preformatted_20_Text"/>
      <text:p text:style-name="P7"><text:span text:style-name="Source_20_Text">def f():</text:span></text:p>
      <text:p text:style-name="P8"><text:span text:style-name="Source_20_Text"><text:s text:c="4"/>print(x)</text:span></text:p>
      <text:p text:style-name="P8"><text:span text:style-name="Source_20_Text">x = 10</text:span></text:p>
      <text:p text:style-name="P9"><text:span text:style-name="Source_20_Text">f()</text:span></text:p>
      <text:p text:style-name="Text_20_body"><text:soft-page-break/>a) 10<text:line-break/>b) None<text:line-break/>c) Error<text:line-break/>d) x</text:p>
      <text:list text:style-name="L3">
        <text:list-item>
          <text:p text:style-name="P11">What does the <text:span text:style-name="Source_20_Text">global</text:span> keyword do?<text:line-break/>a) Deletes a variable<text:line-break/>b) Declares a static variable<text:line-break/>c) Refers to a global variable inside a function<text:line-break/>d) Makes a variable local</text:p>
        </text:list-item>
        <text:list-item>
          <text:p text:style-name="P11">What is the difference between arguments and parameters?<text:line-break/>a) No difference<text:line-break/>b) Parameters are passed, arguments are declared<text:line-break/>c) Parameters are in function definitions, arguments in function calls<text:line-break/>d) Arguments are variables, parameters are values</text:p>
        </text:list-item>
        <text:list-item>
          <text:p text:style-name="P11">What is a keyword argument?<text:line-break/>a) An argument with a <text:span text:style-name="Source_20_Text">*</text:span><text:line-break/>b) An argument passed by position<text:line-break/>c) An argument passed by name<text:line-break/>d) A required argument</text:p>
        </text:list-item>
        <text:list-item>
          <text:p text:style-name="P11">Which call is using positional arguments only?<text:line-break/>a) <text:span text:style-name="Source_20_Text">f(x=1, y=2)</text:span><text:line-break/>b) <text:span text:style-name="Source_20_Text">f(1, 2)</text:span><text:line-break/>c) <text:span text:style-name="Source_20_Text">f(y=2, x=1)</text:span><text:line-break/>d) <text:span text:style-name="Source_20_Text">f(x=1, 2)</text:span></text:p>
        </text:list-item>
        <text:list-item>
          <text:p text:style-name="P11">What happens if positional arguments come after keyword arguments?<text:line-break/>a) It works fine<text:line-break/>b) It raises a syntax error<text:line-break/>c) It skips the values<text:line-break/>d) It swaps them</text:p>
        </text:list-item>
        <text:list-item>
          <text:p text:style-name="P11">Which of the following causes a <text:span text:style-name="Source_20_Text">NameError</text:span>?<text:line-break/>a) Using an undefined variable<text:line-break/>b) Calling an undefined function<text:line-break/>c) Both a and b<text:line-break/>d) Using <text:span text:style-name="Source_20_Text">None</text:span></text:p>
        </text:list-item>
        <text:list-item>
          <text:p text:style-name="P11">What is the base class of all built-in exceptions?<text:line-break/>a) <text:span text:style-name="Source_20_Text">BaseError</text:span><text:line-break/>b) <text:span text:style-name="Source_20_Text">Exception</text:span><text:line-break/>c) <text:span text:style-name="Source_20_Text">BaseException</text:span><text:line-break/>d) <text:span text:style-name="Source_20_Text">Error</text:span></text:p>
        </text:list-item>
        <text:list-item>
          <text:p text:style-name="P11">Which of these is NOT a subclass of <text:span text:style-name="Source_20_Text">Exception</text:span>?<text:line-break/>a) <text:span text:style-name="Source_20_Text">SystemExit</text:span><text:line-break/><text:soft-page-break/>b) <text:span text:style-name="Source_20_Text">ArithmeticError</text:span><text:line-break/>c) <text:span text:style-name="Source_20_Text">LookupError</text:span><text:line-break/>d) <text:span text:style-name="Source_20_Text">ValueError</text:span></text:p>
        </text:list-item>
        <text:list-item>
          <text:p text:style-name="P11">What does the <text:span text:style-name="Source_20_Text">try</text:span> block do?<text:line-break/>a) Executes code always<text:line-break/>b) Skips execution<text:line-break/>c) Catches exceptions<text:line-break/>d) Tests for syntax errors</text:p>
        </text:list-item>
        <text:list-item>
          <text:p text:style-name="P11">Which block is executed when no exception is raised?<text:line-break/>a) except<text:line-break/>b) finally<text:line-break/>c) try<text:line-break/>d) else</text:p>
        </text:list-item>
        <text:list-item>
          <text:p text:style-name="P11">Which block handles exceptions?<text:line-break/>a) except<text:line-break/>b) else<text:line-break/>c) catch<text:line-break/>d) error</text:p>
        </text:list-item>
        <text:list-item>
          <text:p text:style-name="P11">What is the purpose of the <text:span text:style-name="Source_20_Text">finally</text:span> block?<text:line-break/>a) Executes only on error<text:line-break/>b) Executes after except<text:line-break/>c) Executes always<text:line-break/>d) Prevents recursion</text:p>
        </text:list-item>
        <text:list-item>
          <text:p text:style-name="P11">What happens if no <text:span text:style-name="Source_20_Text">except</text:span> block matches the raised exception?<text:line-break/>a) The program continues<text:line-break/>b) The program crashes<text:line-break/>c) It returns None<text:line-break/>d) It logs an error</text:p>
        </text:list-item>
        <text:list-item>
          <text:p text:style-name="P11">What exception is raised for 1 / 0?<text:line-break/>a) <text:span text:style-name="Source_20_Text">ZeroDivisionError</text:span><text:line-break/>b) <text:span text:style-name="Source_20_Text">ValueError</text:span><text:line-break/>c) <text:span text:style-name="Source_20_Text">IndexError</text:span><text:line-break/>d) <text:span text:style-name="Source_20_Text">SyntaxError</text:span></text:p>
        </text:list-item>
        <text:list-item>
          <text:p text:style-name="P11">What exception is raised for <text:span text:style-name="Source_20_Text">int("abc")</text:span>?<text:line-break/>a) <text:span text:style-name="Source_20_Text">TypeError</text:span><text:line-break/>b) <text:span text:style-name="Source_20_Text">ValueError</text:span><text:line-break/>c) <text:span text:style-name="Source_20_Text">KeyError</text:span><text:line-break/>d) <text:span text:style-name="Source_20_Text">NameError</text:span></text:p>
        </text:list-item>
        <text:list-item>
          <text:p text:style-name="P11">Which exception is raised for a non-existent list index?<text:line-break/>a) <text:span text:style-name="Source_20_Text">KeyError</text:span><text:line-break/>b) <text:span text:style-name="Source_20_Text">ValueError</text:span><text:line-break/><text:soft-page-break/>c) <text:span text:style-name="Source_20_Text">IndexError</text:span><text:line-break/>d) <text:span text:style-name="Source_20_Text">LookupError</text:span></text:p>
        </text:list-item>
        <text:list-item>
          <text:p text:style-name="P11">What does this produce?</text:p>
        </text:list-item>
      </text:list>
      <text:p text:style-name="Preformatted_20_Text"/>
      <text:p text:style-name="P7"><text:span text:style-name="Source_20_Text">try:</text:span></text:p>
      <text:p text:style-name="P8"><text:span text:style-name="Source_20_Text"><text:s text:c="4"/>print(1/0)</text:span></text:p>
      <text:p text:style-name="P8"><text:span text:style-name="Source_20_Text">except ZeroDivisionError:</text:span></text:p>
      <text:p text:style-name="P9"><text:span text:style-name="Source_20_Text"><text:s text:c="4"/>print("Error")</text:span></text:p>
      <text:p text:style-name="Text_20_body">a) Nothing<text:line-break/>b) Error<text:line-break/>c) 0<text:line-break/>d) "Error"</text:p>
      <text:list text:style-name="L4">
        <text:list-item>
          <text:p text:style-name="P12">What will happen?</text:p>
        </text:list-item>
      </text:list>
      <text:p text:style-name="Preformatted_20_Text"/>
      <text:p text:style-name="P7"><text:span text:style-name="Source_20_Text">try:</text:span></text:p>
      <text:p text:style-name="P8"><text:span text:style-name="Source_20_Text"><text:s text:c="4"/>print("A")</text:span></text:p>
      <text:p text:style-name="P8"><text:span text:style-name="Source_20_Text">except:</text:span></text:p>
      <text:p text:style-name="P8"><text:span text:style-name="Source_20_Text"><text:s text:c="4"/>print("B")</text:span></text:p>
      <text:p text:style-name="P8"><text:span text:style-name="Source_20_Text">finally:</text:span></text:p>
      <text:p text:style-name="P9"><text:span text:style-name="Source_20_Text"><text:s text:c="4"/>print("C")</text:span></text:p>
      <text:p text:style-name="Text_20_body">a) A C<text:line-break/>b) B C<text:line-break/>c) A<text:line-break/>d) C</text:p>
      <text:list text:style-name="L5">
        <text:list-item>
          <text:p text:style-name="P13">Which of these is a subclass of <text:span text:style-name="Source_20_Text">LookupError</text:span>?<text:line-break/>a) <text:span text:style-name="Source_20_Text">KeyError</text:span><text:line-break/>b) <text:span text:style-name="Source_20_Text">ZeroDivisionError</text:span><text:line-break/>c) <text:span text:style-name="Source_20_Text">ValueError</text:span><text:line-break/>d) <text:span text:style-name="Source_20_Text">TypeError</text:span></text:p>
        </text:list-item>
        <text:list-item>
          <text:p text:style-name="P13">How can you define a function with no parameters?<text:line-break/>a) <text:span text:style-name="Source_20_Text">def f[]:</text:span><text:line-break/>b) <text:span text:style-name="Source_20_Text">function f():</text:span><text:line-break/>c) <text:span text:style-name="Source_20_Text">def f():</text:span><text:line-break/>d) <text:span text:style-name="Source_20_Text">def f[None]:</text:span></text:p>
        </text:list-item>
        <text:list-item>
          <text:p text:style-name="P13">What is the output of <text:span text:style-name="Source_20_Text">print(type(None))</text:span>?<text:line-break/>a) <text:span text:style-name="Source_20_Text">str</text:span><text:line-break/>b) <text:span text:style-name="Source_20_Text">int</text:span><text:line-break/>c) <text:span text:style-name="Source_20_Text">NoneType</text:span><text:line-break/>d) <text:span text:style-name="Source_20_Text">None</text:span></text:p>
        </text:list-item>
        <text:list-item>
          <text:p text:style-name="P13">Which of these is a valid function call?<text:line-break/>a) <text:span text:style-name="Source_20_Text">foo[x]</text:span><text:line-break/>b) <text:span text:style-name="Source_20_Text">foo{}</text:span><text:line-break/><text:soft-page-break/>c) <text:span text:style-name="Source_20_Text">foo()</text:span><text:line-break/>d) <text:span text:style-name="Source_20_Text">call foo()</text:span></text:p>
        </text:list-item>
        <text:list-item>
          <text:p text:style-name="P13">Which of these is an invalid function name?<text:line-break/>a) <text:span text:style-name="Source_20_Text">my_func</text:span><text:line-break/>b) <text:span text:style-name="Source_20_Text">def</text:span><text:line-break/>c) <text:span text:style-name="Source_20_Text">foo1</text:span><text:line-break/>d) <text:span text:style-name="Source_20_Text">_private</text:span></text:p>
        </text:list-item>
        <text:list-item>
          <text:p text:style-name="P13">What happens if a function is called with too few arguments?<text:line-break/>a) Returns None<text:line-break/>b) Raises <text:span text:style-name="Source_20_Text">TypeError</text:span><text:line-break/>c) Uses default values<text:line-break/>d) Skips the call</text:p>
        </text:list-item>
        <text:list-item>
          <text:p text:style-name="P13">What keyword allows a function to return early?<text:line-break/>a) end<text:line-break/>b) return<text:line-break/>c) break<text:line-break/>d) yield</text:p>
        </text:list-item>
        <text:list-item>
          <text:p text:style-name="P13">What is <text:span text:style-name="Source_20_Text">None</text:span>?<text:line-break/>a) A string<text:line-break/>b) An exception<text:line-break/>c) A special value representing "nothing"<text:line-break/>d) An error</text:p>
        </text:list-item>
        <text:list-item>
          <text:p text:style-name="P13">What is the output of this recursive function?</text:p>
        </text:list-item>
      </text:list>
      <text:p text:style-name="Preformatted_20_Text"/>
      <text:p text:style-name="P7"><text:span text:style-name="Source_20_Text">def f(n):</text:span></text:p>
      <text:p text:style-name="P8"><text:span text:style-name="Source_20_Text"><text:s text:c="4"/>if n == 0:</text:span></text:p>
      <text:p text:style-name="P8"><text:span text:style-name="Source_20_Text"><text:s text:c="8"/>return 0</text:span></text:p>
      <text:p text:style-name="P8"><text:span text:style-name="Source_20_Text"><text:s text:c="4"/>return n + f(n - 1)</text:span></text:p>
      <text:p text:style-name="P9"><text:span text:style-name="Source_20_Text">print(f(3))</text:span></text:p>
      <text:p text:style-name="Text_20_body">a) 6<text:line-break/>b) 3<text:line-break/>c) 0<text:line-break/>d) Error</text:p>
      <text:list text:style-name="L6">
        <text:list-item>
          <text:p text:style-name="P14">What happens if recursion has no base case?<text:line-break/>a) Returns None<text:line-break/>b) Exits loop<text:line-break/>c) Causes infinite recursion<text:line-break/>d) Runs once</text:p>
        </text:list-item>
        <text:list-item>
          <text:p text:style-name="P14">Which exception will be raised by excessive recursion?<text:line-break/>a) <text:span text:style-name="Source_20_Text">ValueError</text:span><text:line-break/>b) <text:span text:style-name="Source_20_Text">RecursionError</text:span><text:line-break/><text:soft-page-break/>c) <text:span text:style-name="Source_20_Text">IndexError</text:span><text:line-break/>d) <text:span text:style-name="Source_20_Text">MemoryError</text:span></text:p>
        </text:list-item>
        <text:list-item>
          <text:p text:style-name="P14">What is the correct order for except blocks?<text:line-break/>a) Specific to general<text:line-break/>b) Alphabetical<text:line-break/>c) General to specific<text:line-break/>d) Any order</text:p>
        </text:list-item>
        <text:list-item>
          <text:p text:style-name="P14">Which exception handles all errors?<text:line-break/>a) <text:span text:style-name="Source_20_Text">BaseException</text:span><text:line-break/>b) <text:span text:style-name="Source_20_Text">Exception</text:span><text:line-break/>c) <text:span text:style-name="Source_20_Text">Error</text:span><text:line-break/>d) <text:span text:style-name="Source_20_Text">SystemExit</text:span></text:p>
        </text:list-item>
        <text:list-item>
          <text:p text:style-name="P14">What does <text:span text:style-name="Source_20_Text">raise</text:span> do?<text:line-break/>a) Declares a variable<text:line-break/>b) Stops the program<text:line-break/>c) Throws an exception<text:line-break/>d) Imports a module</text:p>
        </text:list-item>
        <text:list-item>
          <text:p text:style-name="P14">How can you catch multiple exception types?<text:line-break/>a) <text:span text:style-name="Source_20_Text">except Exception1 or Exception2:</text:span><text:line-break/>b) <text:span text:style-name="Source_20_Text">except (Exception1, Exception2):</text:span><text:line-break/>c) <text:span text:style-name="Source_20_Text">except: Exception1, Exception2</text:span><text:line-break/>d) Not possible</text:p>
        </text:list-item>
        <text:list-item>
          <text:p text:style-name="P14">Which built-in function gets all attributes of an object?<text:line-break/>a) <text:span text:style-name="Source_20_Text">dir()</text:span><text:line-break/>b) <text:span text:style-name="Source_20_Text">vars()</text:span><text:line-break/>c) <text:span text:style-name="Source_20_Text">help()</text:span><text:line-break/>d) <text:span text:style-name="Source_20_Text">type()</text:span></text:p>
        </text:list-item>
        <text:list-item>
          <text:p text:style-name="P14">What is the role of <text:span text:style-name="Source_20_Text">try-except</text:span>?<text:line-break/>a) Prevent runtime errors<text:line-break/>b) Handle exceptions<text:line-break/>c) Make loops faster<text:line-break/>d) Add logging</text:p>
        </text:list-item>
        <text:list-item>
          <text:p text:style-name="P14">What happens if an exception is not handled?<text:line-break/>a) Python ignores it<text:line-break/>b) Program continues<text:line-break/>c) Program terminates<text:line-break/>d) Exception is passed silently</text:p>
        </text:list-item>
        <text:list-item>
          <text:p text:style-name="P14">What does <text:span text:style-name="Source_20_Text">def f(*args):</text:span> mean?<text:line-break/>a) Function with no arguments<text:line-break/>b) Function with one argument<text:line-break/><text:soft-page-break/>c) Function with variable number of positional arguments<text:line-break/>d) Function with keyword-only arguments</text:p>
        </text:list-item>
        <text:list-item>
          <text:p text:style-name="P14">Which of the following is a best practice?<text:line-break/>a) Use broad exception handling<text:line-break/>b) Never use try-except<text:line-break/>c) Catch specific exceptions<text:line-break/>d) Ignore exception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Montserrat" fo:font-family="Montserrat" style:font-family-generic="roman" style:font-pitch="variable" fo:font-size="12pt"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5-13T16:00:00</meta:creation-date>
    <meta:generator>LibreOffice/25.2.4.3$Windows_X86_64 LibreOffice_project/33e196637044ead23f5c3226cde09b47731f7e27</meta:generator>
    <dc:title>PCEP-30-02</dc:title>
    <meta:initial-creator>Python Institute</meta:initial-creator>
    <dc:date>2025-06-23T18:29:19.189329000</dc:date>
    <meta:editing-duration>PT1H9M43S</meta:editing-duration>
    <meta:editing-cycles>8</meta:editing-cycles>
    <meta:document-statistic meta:table-count="0" meta:image-count="0" meta:object-count="0" meta:page-count="9" meta:paragraph-count="107" meta:word-count="1244" meta:character-count="7052" meta:non-whitespace-character-count="5887"/>
  </office:meta>
</office:document-meta>
</file>